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adrão-title">
      <style:graphic-properties fo:min-height="2.629cm" loext:decorative="false"/>
      <style:paragraph-properties style:writing-mode="lr-tb"/>
    </style:style>
    <style:style style:name="pr2" style:family="presentation" style:parent-style-name="Padrão-subtitle">
      <style:graphic-properties draw:textarea-vertical-align="top" fo:min-height="10.465cm" loext:decorative="false"/>
      <style:paragraph-properties style:writing-mode="lr-tb"/>
    </style:style>
    <style:style style:name="pr3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adrão-subtitle">
      <style:graphic-properties draw:textarea-vertical-align="top" fo:min-height="10.747cm" loext:decorative="false"/>
      <style:paragraph-properties style:writing-mode="lr-tb"/>
    </style:style>
    <style:style style:name="pr5" style:family="presentation" style:parent-style-name="Padrão-subtitle">
      <style:graphic-properties draw:textarea-vertical-align="top" fo:min-height="9.841cm" loext:decorative="false"/>
      <style:paragraph-properties style:writing-mode="lr-tb"/>
    </style:style>
    <style:style style:name="P1" style:family="paragraph">
      <style:text-properties style:font-name="Ubuntu" fo:font-size="32pt" fo:font-weight="bold"/>
    </style:style>
    <style:style style:name="P2" style:family="paragraph">
      <style:paragraph-properties fo:line-height="150%" fo:text-align="justify"/>
    </style:style>
    <style:style style:name="P3" style:family="paragraph">
      <style:paragraph-properties fo:line-height="150%" fo:text-align="justify"/>
      <style:text-properties style:font-name="Ubuntu" fo:font-size="22pt"/>
    </style:style>
    <style:style style:name="P4" style:family="paragraph">
      <loext:graphic-properties draw:fill-color="#ffffff"/>
    </style:style>
    <style:style style:name="P5" style:family="paragraph">
      <style:paragraph-properties fo:line-height="150%" fo:text-align="start"/>
    </style:style>
    <style:style style:name="P6" style:family="paragraph">
      <style:paragraph-properties fo:line-height="150%" fo:text-align="start"/>
      <style:text-properties style:font-name="Ubuntu" fo:font-size="20pt"/>
    </style:style>
    <style:style style:name="P7" style:family="paragraph">
      <style:paragraph-properties fo:margin-top="0.42cm" fo:margin-bottom="0.35cm" fo:line-height="115%" fo:text-align="start"/>
    </style:style>
    <style:style style:name="P8" style:family="paragraph">
      <style:paragraph-properties fo:margin-top="0.42cm" fo:margin-bottom="0.35cm" fo:line-height="115%" fo:text-align="center"/>
    </style:style>
    <style:style style:name="P9" style:family="paragraph">
      <style:paragraph-properties fo:margin-top="0.42cm" fo:margin-bottom="0.35cm" fo:line-height="115%" fo:text-align="start"/>
      <style:text-properties style:font-name="Ubuntu" fo:font-size="10pt" style:font-size-asian="10pt" style:font-size-complex="10pt"/>
    </style:style>
    <style:style style:name="P10" style:family="paragraph">
      <style:paragraph-properties fo:margin-top="0.42cm" fo:margin-bottom="0.35cm" fo:line-height="115%" fo:text-align="start"/>
      <style:text-properties fo:font-size="10pt" style:font-size-asian="10pt" style:font-size-complex="10pt"/>
    </style:style>
    <style:style style:name="P11" style:family="paragraph">
      <style:paragraph-properties fo:line-height="150%" fo:text-align="start"/>
      <style:text-properties style:font-name="Ubuntu" fo:font-size="22pt"/>
    </style:style>
    <style:style style:name="P12" style:family="paragraph">
      <style:paragraph-properties fo:line-height="150%" fo:text-align="start"/>
      <style:text-properties style:font-name="Ubuntu" fo:font-size="24pt"/>
    </style:style>
    <style:style style:name="T1" style:family="text">
      <style:text-properties style:font-name="Ubuntu" fo:font-size="32pt" fo:font-weight="bold"/>
    </style:style>
    <style:style style:name="T2" style:family="text">
      <style:text-properties style:font-name="Ubuntu" fo:font-size="22pt"/>
    </style:style>
    <style:style style:name="T3" style:family="text">
      <style:text-properties style:font-name="Ubuntu" fo:font-size="20pt"/>
    </style:style>
    <style:style style:name="T4" style:family="text">
      <style:text-properties style:font-name="Ubuntu" fo:font-size="20pt" fo:font-weight="bold" style:font-weight-asian="bold" style:font-weight-complex="bold"/>
    </style:style>
    <style:style style:name="T5" style:family="text">
      <style:text-properties style:font-name="Ubuntu" fo:font-size="20pt" style:font-size-asian="10pt" style:font-size-complex="10pt"/>
    </style:style>
    <style:style style:name="T6" style:family="text">
      <style:text-properties style:font-name="Ubuntu" fo:font-size="20pt" fo:font-weight="bold" style:font-size-asian="10pt" style:font-weight-asian="bold" style:font-size-complex="10pt" style:font-weight-complex="bold"/>
    </style:style>
    <style:style style:name="T7" style:family="text">
      <style:text-properties style:text-position="sub 58%" style:font-name="Ubuntu" fo:font-size="20pt" fo:font-weight="bold" style:font-size-asian="10pt" style:font-weight-asian="bold" style:font-size-complex="10pt" style:font-weight-complex="bold"/>
    </style:style>
    <style:style style:name="T8" style:family="text">
      <style:text-properties style:text-position="sub 58%" style:font-name="Ubuntu" fo:font-size="2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Introdução ao problema</text:span></text:p>
          </draw:text-box>
        </draw:frame>
        <draw:frame presentation:style-name="pr2" draw:text-style-name="P3" draw:layer="layout" svg:width="25.199cm" svg:height="10.465cm" svg:x="1.4cm" svg:y="3.689cm" presentation:class="subtitle" presentation:user-transformed="true">
          <draw:text-box>
            <text:p text:style-name="P2"><text:span text:style-name="T2">Hoje vamos explorar um desafio clássico de gestão: como selecionar projetos quando temos recursos limitados e dependências entre as opções disponíveis. Imagine que você é um gerente com 5 times de trabalho e precisa escolher entre os projetos A, B, C, D e E, cada um com retornos financeiros e demandas de times diferentes. Além disso, alguns projetos só podem ser executados se outros forem aprovados primeiro. Como tomar a decisão que maximiza o retorno total sem ultrapassar nossos limite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Os dados do problema</text:span></text:p>
          </draw:text-box>
        </draw:frame>
        <draw:frame presentation:style-name="pr4" draw:text-style-name="P6" draw:layer="layout" svg:width="25.199cm" svg:height="10.747cm" svg:x="1.401cm" svg:y="3.289cm" presentation:class="subtitle" presentation:user-transformed="true">
          <draw:text-box>
            <text:p text:style-name="P5"><text:span text:style-name="T3">Vamos aos números:</text:span></text:p>
            <text:list text:style-name="L1">
              <text:list-item>
                <text:p text:style-name="P5"><text:span text:style-name="T4">Projeto A</text:span><text:span text:style-name="T3">: Retorno de R$ 500, usa 1 time, sem dependências.</text:span></text:p>
              </text:list-item>
              <text:list-item>
                <text:p text:style-name="P5"><text:span text:style-name="T4">Projeto B</text:span><text:span text:style-name="T3">: Retorno alto de R$ 4000, mas consome 3 times.</text:span></text:p>
              </text:list-item>
              <text:list-item>
                <text:p text:style-name="P5"><text:span text:style-name="T4">Projeto C</text:span><text:span text:style-name="T3">: Retorno de R$ 3000, precisa de 2 times e exige que o A seja feito antes.</text:span></text:p>
              </text:list-item>
              <text:list-item>
                <text:p text:style-name="P5"><text:span text:style-name="T4">Projeto D</text:span><text:span text:style-name="T3">: Retorno de R$ 2000, usa 1 time, mas só pode ser feito se A e C forem selecionados.</text:span></text:p>
              </text:list-item>
              <text:list-item>
                <text:p text:style-name="P5"><text:span text:style-name="T4">Projeto E</text:span><text:span text:style-name="T3">: Retorno de R$ 2000, mas ocupa todos os 5 times.</text:span></text:p>
              </text:list-item>
            </text:list>
            <text:p text:style-name="P5"><text:span text:style-name="T4">Restrição crítica</text:span><text:span text:style-name="T3">: Não podemos alocar mais que 5 times no total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 Modelagem Matemática</text:span></text:p>
          </draw:text-box>
        </draw:frame>
        <draw:frame presentation:style-name="pr5" draw:text-style-name="P9" draw:layer="layout" svg:width="25.199cm" svg:height="9.841cm" svg:x="1.401cm" svg:y="3.789cm" presentation:class="subtitle" presentation:user-transformed="true">
          <draw:text-box>
            <text:p text:style-name="P7"><text:span text:style-name="T5">Para resolver isso, usamos programação linear inteira (variáveis binárias):</text:span></text:p>
            <text:list text:style-name="L1">
              <text:list-item>
                <text:p text:style-name="P7"><text:span text:style-name="T6">Variáveis de decisão</text:span><text:span text:style-name="T5">: Cada projeto é uma variável que vale 1 (selecionado) ou 0 (não selecionado).</text:span></text:p>
              </text:list-item>
              <text:list-item>
                <text:p text:style-name="P7"><text:span text:style-name="T6">Função objetivo</text:span><text:span text:style-name="T5">: Maximizar o retorno total:</text:span></text:p>
              </text:list-item>
            </text:list>
            <text:p text:style-name="P8"><text:span text:style-name="T6">Z = 500x</text:span><text:span text:style-name="T7">A </text:span><text:span text:style-name="T6">+ 4000x</text:span><text:span text:style-name="T7">B </text:span><text:span text:style-name="T6">+ 3000x</text:span><text:span text:style-name="T7">C </text:span><text:span text:style-name="T6">+ 2000x</text:span><text:span text:style-name="T7">D </text:span><text:span text:style-name="T6">+ 2000x</text:span><text:span text:style-name="T7">E</text:span></text:p>
            <text:list text:continue-numbering="true" text:style-name="L1">
              <text:list-item>
                <text:p text:style-name="P7"><text:span text:style-name="T6">Restrições</text:span><text:span text:style-name="T5">:</text:span></text:p>
                <text:list>
                  <text:list-item>
                    <text:p text:style-name="P7"><text:span text:style-name="T6">Limite de times</text:span><text:span text:style-name="T5">: 1x</text:span><text:span text:style-name="T8">A</text:span><text:span text:style-name="T5">+3x</text:span><text:span text:style-name="T8">B</text:span><text:span text:style-name="T5">+2x</text:span><text:span text:style-name="T8">C</text:span><text:span text:style-name="T5">+1x</text:span><text:span text:style-name="T8">D</text:span><text:span text:style-name="T5">+5x</text:span><text:span text:style-name="T8">E </text:span><text:span text:style-name="T5">≤ 5</text:span></text:p>
                  </text:list-item>
                  <text:list-item>
                    <text:p text:style-name="P7"><text:span text:style-name="T6">Dependências</text:span><text:span text:style-name="T5">: x</text:span><text:span text:style-name="T8">C </text:span><text:span text:style-name="T5">≤ x</text:span><text:span text:style-name="T8">A, </text:span><text:span text:style-name="T5">x</text:span><text:span text:style-name="T8">D </text:span><text:span text:style-name="T5">≤ x</text:span><text:span text:style-name="T8">A, </text:span><text:span text:style-name="T5">e x</text:span><text:span text:style-name="T8">D </text:span><text:span text:style-name="T5">≤ x</text:span><text:span text:style-name="T8">C</text:span><text:span text:style-name="T5">​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olução Ótima</text:span></text:p>
          </draw:text-box>
        </draw:frame>
        <draw:frame presentation:style-name="pr5" draw:text-style-name="P9" draw:layer="layout" svg:width="25.199cm" svg:height="11.176cm" svg:x="1.401cm" svg:y="3.289cm" presentation:class="subtitle" presentation:user-transformed="true">
          <draw:text-box>
            <text:p text:style-name="P10"><text:span text:style-name="T5">O solver encontrou a melhor combinação:</text:span></text:p>
            <text:list text:style-name="L1">
              <text:list-item>
                <text:p text:style-name="P10"><text:span text:style-name="T5">Projetos selecionados: A, C e D.</text:span></text:p>
              </text:list-item>
              <text:list-item>
                <text:p text:style-name="P10"><text:span text:style-name="T5">Retorno total: R$ 5.500,00.</text:span></text:p>
              </text:list-item>
              <text:list-item>
                <text:p text:style-name="P10"><text:span text:style-name="T5">Times usados: 4 (sobra 1 time ocioso).</text:span></text:p>
              </text:list-item>
            </text:list>
            <text:p text:style-name="P10"><text:span text:style-name="T5">Por que essa combinação?</text:span></text:p>
            <text:list text:continue-numbering="true" text:style-name="L1">
              <text:list-item>
                <text:p text:style-name="P10"><text:span text:style-name="T5">Projeto B: Apesar do retorno alto, consumiria 3 times, limitando outras opções.</text:span></text:p>
              </text:list-item>
              <text:list-item>
                <text:p text:style-name="P10"><text:span text:style-name="T5">Projeto E: Usaria todos os times, mas o retorno seria menor que A+C+D.</text:span></text:p>
              </text:list-item>
              <text:list-item>
                <text:p text:style-name="P10"><text:span text:style-name="T5">A+C+D: Respeita as dependências e aproveita melhor os recursos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nálise de Sensibilidade</text:span></text:p>
          </draw:text-box>
        </draw:frame>
        <draw:frame presentation:style-name="pr5" draw:text-style-name="P11" draw:layer="layout" svg:width="25.199cm" svg:height="9.841cm" svg:x="1.401cm" svg:y="4.289cm" presentation:class="subtitle" presentation:user-transformed="true">
          <draw:text-box>
            <text:p text:style-name="P11">E se mudássemos alguns parâmetros?</text:p>
            <text:list text:style-name="L2">
              <text:list-item>
                <text:p text:style-name="P11"><text:span text:style-name="T9">Cenário 1</text:span>: Se o projeto B passasse a usar 2 times em vez de 3, poderíamos selecionar B + C + A, com retorno de R$ 7500!</text:p>
              </text:list-item>
              <text:list-item>
                <text:p text:style-name="P11"><text:span text:style-name="T9">Cenário 2</text:span>: Se o projeto E tivesse retorno de R$ 3000, ainda não valeria a pena, pois bloquearia outros projetos.</text:p>
              </text:list-item>
            </text:list>
            <text:p text:style-name="P11">Isso mostra como pequenas mudanças impactam a decisão ótima.</text:p>
            <text:p text:style-name="P11"/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plicações no mundo real</text:span></text:p>
          </draw:text-box>
        </draw:frame>
        <draw:frame presentation:style-name="pr5" draw:text-style-name="P12" draw:layer="layout" svg:width="25.199cm" svg:height="9.841cm" svg:x="1.401cm" svg:y="4.289cm" presentation:class="subtitle" presentation:user-transformed="true">
          <draw:text-box>
            <text:p text:style-name="P12">Esse modelo é útil para:</text:p>
            <text:list text:style-name="L1">
              <text:list-item>
                <text:p text:style-name="P12"><text:span text:style-name="T9">Gestão de portfólio</text:span>: Selecionar iniciativas com orçamento limitado.</text:p>
              </text:list-item>
              <text:list-item>
                <text:p text:style-name="P12"><text:span text:style-name="T9">Alocação de equipes</text:span>: Evitar sobrecarga de times.</text:p>
              </text:list-item>
              <text:list-item>
                <text:p text:style-name="P12"><text:span text:style-name="T9">Planejamento estratégico</text:span>: Incorporar dependências entre projetos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4:08:34.739981155</meta:creation-date>
    <dc:date>2025-04-01T16:27:03.432550243</dc:date>
    <meta:editing-duration>PT1H13M</meta:editing-duration>
    <meta:editing-cycles>4</meta:editing-cycles>
    <meta:generator>LibreOffice/24.2.7.2$Linux_X86_64 LibreOffice_project/420$Build-2</meta:generator>
    <meta:document-statistic meta:object-count="45"/>
  </office:meta>
</office:document-meta>
</file>